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chapter" style:master-page-name="Standard">
      <style:paragraph-properties style:page-number="auto"/>
    </style:style>
    <style:style style:name="T1" style:family="text"/>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his is Module One</text:h>
      <text:p text:style-name="h1">Moduel 1.1</text:p>
      <text:p text:style-name="h2">Moduel 1.1</text:p>
      <text:p text:style-name="h3">Moduel 1.1</text:p>
      <text:p text:style-name="h4">Moduel 1.1</text:p>
      <text:p text:style-name="h5">Moduel 1.1</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text:soft-page-break/>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This document ends in Bo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bi" style:family="text">
      <style:text-properties fo:font-size="11pt" fo:font-style="italic" fo:font-weight="bold"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1 – This is Module One</text:title></text:p>
            </table:table-cell>
            <table:table-cell table:style-name="BodyFooter.A1" office:value-type="string">
              <text:p text:style-name="MP1"><text:span text:style-name="i-b"><text:page-number text:select-page="current">2</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1 – This is Module One</text:title></text:p>
            </table:table-cell>
            <table:table-cell table:style-name="Table3.A1" office:value-type="string">
              <text:p text:style-name="MP1"><text:span text:style-name="i-b"><text:page-number text:select-page="current">2</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Module 1 – This is Module One</text:title></text:p>
            </table:table-cell>
            <table:table-cell table:style-name="Table4.A1" office:value-type="string">
              <text:p text:style-name="M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2</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2</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Module 1 – This is Module One</text:title></text:p>
            </table:table-cell>
            <table:table-cell table:style-name="Table46.A1" office:value-type="string">
              <text:p text:style-name="MP1"><text:span text:style-name="i-b"><text:page-number text:select-page="current">2</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Module 1 – This is Module One</dc:title>
    <meta:initial-creator>Pamela Glossop</meta:initial-creator>
    <meta:creation-date>2006-03-07T14:48:11</meta:creation-date>
    <dc:date>2009-05-01T13:58:19</dc:date>
    <meta:printed-by>Pamela Glossop</meta:printed-by>
    <meta:print-date>2006-08-18T10:50:48</meta:print-date>
    <dc:language>en-US</dc:language>
    <meta:editing-cycles>38</meta:editing-cycles>
    <meta:editing-duration>PT04H23M11S</meta:editing-duration>
    <meta:document-statistic meta:table-count="12" meta:image-count="0" meta:object-count="0" meta:page-count="2" meta:paragraph-count="42" meta:word-count="661" meta:character-count="4441"/>
    <meta:user-defined meta:name="Info 1"/>
    <meta:user-defined meta:name="Info 2"/>
    <meta:user-defined meta:name="Info 3"/>
    <meta:user-defined meta:name="Info 4"/>
    <meta:template xlink:type="simple" xlink:actuate="onRequest" xlink:title="ice-template" xlink:href="../../../../../ice-usq/trunk/usq-content/templates/ice-template.ott" meta:date="2006-10-27T12:23:3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